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ef1a9" officeooo:paragraph-rsid="001ef1a9"/>
    </style:style>
    <style:style style:name="P2" style:family="paragraph" style:parent-style-name="Standard">
      <style:paragraph-properties fo:text-align="start" style:justify-single-word="false"/>
      <style:text-properties fo:font-size="14pt" fo:font-weight="bold" officeooo:rsid="001ef1a9" officeooo:paragraph-rsid="001ef1a9" style:font-size-asian="14pt" style:font-weight-asian="bold" style:font-size-complex="14pt" style:font-weight-complex="bold"/>
    </style:style>
    <style:style style:name="P3" style:family="paragraph" style:parent-style-name="Standard" style:list-style-name="L1">
      <style:paragraph-properties fo:text-align="start" style:justify-single-word="false"/>
      <style:text-properties officeooo:rsid="0020fa05" officeooo:paragraph-rsid="0020fa05"/>
    </style:style>
    <style:style style:name="P4" style:family="paragraph" style:parent-style-name="Standard" style:list-style-name="L1">
      <style:paragraph-properties fo:text-align="start" style:justify-single-word="false"/>
      <style:text-properties officeooo:paragraph-rsid="00258b36"/>
    </style:style>
    <style:style style:name="P5" style:family="paragraph" style:parent-style-name="Standard" style:list-style-name="L1">
      <style:paragraph-properties fo:text-align="start" style:justify-single-word="false"/>
      <style:text-properties officeooo:paragraph-rsid="00273828"/>
    </style:style>
    <style:style style:name="P6" style:family="paragraph" style:parent-style-name="Standard" style:list-style-name="L1">
      <style:paragraph-properties fo:text-align="start" style:justify-single-word="false"/>
      <style:text-properties officeooo:paragraph-rsid="0030d806"/>
    </style:style>
    <style:style style:name="P7" style:family="paragraph" style:parent-style-name="Standard" style:list-style-name="L1">
      <style:paragraph-properties fo:text-align="start" style:justify-single-word="false"/>
      <style:text-properties officeooo:paragraph-rsid="00350ece"/>
    </style:style>
    <style:style style:name="P8" style:family="paragraph" style:parent-style-name="Standard" style:list-style-name="L1">
      <style:paragraph-properties fo:text-align="start" style:justify-single-word="false"/>
      <style:text-properties officeooo:paragraph-rsid="0037fb72"/>
    </style:style>
    <style:style style:name="P9" style:family="paragraph" style:parent-style-name="Standard">
      <style:paragraph-properties fo:text-align="start" style:justify-single-word="false"/>
      <style:text-properties officeooo:paragraph-rsid="00258b36"/>
    </style:style>
    <style:style style:name="P10" style:family="paragraph" style:parent-style-name="Standard">
      <style:paragraph-properties fo:text-align="start" style:justify-single-word="false"/>
      <style:text-properties officeooo:paragraph-rsid="00273828"/>
    </style:style>
    <style:style style:name="P11" style:family="paragraph" style:parent-style-name="Standard">
      <style:paragraph-properties fo:text-align="start" style:justify-single-word="false"/>
      <style:text-properties officeooo:paragraph-rsid="0034d486"/>
    </style:style>
    <style:style style:name="P12" style:family="paragraph" style:parent-style-name="Standard">
      <style:paragraph-properties fo:text-align="start" style:justify-single-word="false"/>
      <style:text-properties officeooo:paragraph-rsid="0038beb2"/>
    </style:style>
    <style:style style:name="P13" style:family="paragraph" style:parent-style-name="Standard" style:list-style-name="L1">
      <style:paragraph-properties fo:text-align="start" style:justify-single-word="false"/>
      <style:text-properties officeooo:rsid="00258b36" officeooo:paragraph-rsid="00258b36"/>
    </style:style>
    <style:style style:name="P14" style:family="paragraph" style:parent-style-name="Standard" style:list-style-name="L1">
      <style:paragraph-properties fo:text-align="start" style:justify-single-word="false"/>
      <style:text-properties officeooo:rsid="00258b36" officeooo:paragraph-rsid="00273828"/>
    </style:style>
    <style:style style:name="P15" style:family="paragraph" style:parent-style-name="Standard" style:list-style-name="L1">
      <style:paragraph-properties fo:text-align="start" style:justify-single-word="false"/>
      <style:text-properties officeooo:rsid="002677a5" officeooo:paragraph-rsid="00273828"/>
    </style:style>
    <style:style style:name="P16" style:family="paragraph" style:parent-style-name="Standard">
      <style:paragraph-properties fo:text-align="start" style:justify-single-word="false"/>
      <style:text-properties officeooo:rsid="00273828" officeooo:paragraph-rsid="00273828"/>
    </style:style>
    <style:style style:name="P17" style:family="paragraph" style:parent-style-name="Standard" style:list-style-name="L1">
      <style:paragraph-properties fo:text-align="start" style:justify-single-word="false"/>
      <style:text-properties officeooo:rsid="00273828" officeooo:paragraph-rsid="00273828"/>
    </style:style>
    <style:style style:name="P18" style:family="paragraph" style:parent-style-name="Standard" style:list-style-name="L1">
      <style:paragraph-properties fo:text-align="start" style:justify-single-word="false"/>
      <style:text-properties officeooo:rsid="00273828" officeooo:paragraph-rsid="002c514a"/>
    </style:style>
    <style:style style:name="P19" style:family="paragraph" style:parent-style-name="Standard" style:list-style-name="L1">
      <style:paragraph-properties fo:text-align="start" style:justify-single-word="false"/>
      <style:text-properties officeooo:rsid="00273828" officeooo:paragraph-rsid="0032a666"/>
    </style:style>
    <style:style style:name="P20" style:family="paragraph" style:parent-style-name="Standard">
      <style:paragraph-properties fo:text-align="start" style:justify-single-word="false"/>
      <style:text-properties officeooo:rsid="00273828" officeooo:paragraph-rsid="002c514a"/>
    </style:style>
    <style:style style:name="P21" style:family="paragraph" style:parent-style-name="Standard">
      <style:paragraph-properties fo:text-align="start" style:justify-single-word="false"/>
      <style:text-properties officeooo:rsid="00273828" officeooo:paragraph-rsid="002d6a3a"/>
    </style:style>
    <style:style style:name="P22" style:family="paragraph" style:parent-style-name="Standard">
      <style:paragraph-properties fo:text-align="start" style:justify-single-word="false"/>
      <style:text-properties officeooo:rsid="00273828" officeooo:paragraph-rsid="0030d806"/>
    </style:style>
    <style:style style:name="P23" style:family="paragraph" style:parent-style-name="Standard" style:list-style-name="L1">
      <style:paragraph-properties fo:text-align="start" style:justify-single-word="false"/>
      <style:text-properties officeooo:rsid="002ad347" officeooo:paragraph-rsid="002ad347"/>
    </style:style>
    <style:style style:name="P24" style:family="paragraph" style:parent-style-name="Standard" style:list-style-name="L1">
      <style:paragraph-properties fo:text-align="start" style:justify-single-word="false"/>
      <style:text-properties officeooo:rsid="00273828" officeooo:paragraph-rsid="0033db8c" fo:background-color="transparent"/>
    </style:style>
    <style:style style:name="P25" style:family="paragraph" style:parent-style-name="Standard" style:list-style-name="L1">
      <style:paragraph-properties fo:text-align="start" style:justify-single-word="false"/>
      <style:text-properties officeooo:rsid="00273828" officeooo:paragraph-rsid="0034d486" fo:background-color="transparent"/>
    </style:style>
    <style:style style:name="P26" style:family="paragraph" style:parent-style-name="Standard" style:list-style-name="L1">
      <style:paragraph-properties fo:text-align="start" style:justify-single-word="false"/>
      <style:text-properties officeooo:rsid="00273828" officeooo:paragraph-rsid="0038beb2" fo:background-color="transparent"/>
    </style:style>
    <style:style style:name="P27" style:family="paragraph" style:parent-style-name="Standard" style:list-style-name="L1">
      <style:paragraph-properties fo:text-align="start" style:justify-single-word="false"/>
      <style:text-properties officeooo:rsid="0034d486" officeooo:paragraph-rsid="0034d486" fo:background-color="transparent"/>
    </style:style>
    <style:style style:name="P28" style:family="paragraph" style:parent-style-name="Standard" style:list-style-name="L1">
      <style:paragraph-properties fo:text-align="start" style:justify-single-word="false"/>
      <style:text-properties officeooo:rsid="0034d486" officeooo:paragraph-rsid="0038beb2" fo:background-color="transparent"/>
    </style:style>
    <style:style style:name="P29" style:family="paragraph" style:parent-style-name="Standard" style:list-style-name="L1">
      <style:paragraph-properties fo:text-align="start" style:justify-single-word="false"/>
      <style:text-properties officeooo:rsid="0038beb2" officeooo:paragraph-rsid="0038beb2" fo:background-color="transparent"/>
    </style:style>
    <style:style style:name="P30" style:family="paragraph" style:parent-style-name="Standard" style:list-style-name="L1">
      <style:paragraph-properties fo:text-align="start" style:justify-single-word="false"/>
      <style:text-properties officeooo:rsid="00398423" officeooo:paragraph-rsid="00398423" fo:background-color="transparent"/>
    </style:style>
    <style:style style:name="P31" style:family="paragraph" style:parent-style-name="Standard" style:list-style-name="L1">
      <style:paragraph-properties fo:text-align="start" style:justify-single-word="false"/>
      <style:text-properties officeooo:rsid="002d6a3a" officeooo:paragraph-rsid="002d6a3a"/>
    </style:style>
    <style:style style:name="P32" style:family="paragraph" style:parent-style-name="Standard" style:list-style-name="L1">
      <style:paragraph-properties fo:text-align="start" style:justify-single-word="false"/>
      <style:text-properties officeooo:rsid="0032a666" officeooo:paragraph-rsid="0032a666"/>
    </style:style>
    <style:style style:name="P33" style:family="paragraph" style:parent-style-name="Standard">
      <style:paragraph-properties fo:text-align="start" style:justify-single-word="false"/>
      <style:text-properties officeooo:rsid="0032a666" officeooo:paragraph-rsid="0032a666"/>
    </style:style>
    <style:style style:name="P34" style:family="paragraph" style:parent-style-name="Standard" style:list-style-name="L1">
      <style:paragraph-properties fo:text-align="start" style:justify-single-word="false"/>
      <style:text-properties officeooo:rsid="00350ece" officeooo:paragraph-rsid="00350ece"/>
    </style:style>
    <style:style style:name="T1" style:family="text">
      <style:text-properties fo:font-size="20pt" style:font-size-asian="17.5pt" style:font-size-complex="20pt"/>
    </style:style>
    <style:style style:name="T2" style:family="text">
      <style:text-properties fo:font-size="20pt" officeooo:rsid="002064e4" style:font-size-asian="17.5pt" style:font-size-complex="20pt"/>
    </style:style>
    <style:style style:name="T3" style:family="text">
      <style:text-properties fo:background-color="#ffff00" loext:char-shading-value="0"/>
    </style:style>
    <style:style style:name="T4" style:family="text">
      <style:text-properties fo:background-color="#ffff00" loext:char-shading-value="0"/>
    </style:style>
    <style:style style:name="T5" style:family="text">
      <style:text-properties officeooo:rsid="002ad347" fo:background-color="#ffff00" loext:char-shading-value="0"/>
    </style:style>
    <style:style style:name="T6" style:family="text">
      <style:text-properties officeooo:rsid="002c514a" fo:background-color="#ffff00" loext:char-shading-value="0"/>
    </style:style>
    <style:style style:name="T7" style:family="text">
      <style:text-properties officeooo:rsid="002d6a3a" fo:background-color="#ffff00" loext:char-shading-value="0"/>
    </style:style>
    <style:style style:name="T8" style:family="text">
      <style:text-properties officeooo:rsid="00273828" fo:background-color="#ffff00" loext:char-shading-value="0"/>
    </style:style>
    <style:style style:name="T9" style:family="text">
      <style:text-properties officeooo:rsid="0030d806" fo:background-color="#ffff00" loext:char-shading-value="0"/>
    </style:style>
    <style:style style:name="T10" style:family="text">
      <style:text-properties officeooo:rsid="00350ece" fo:background-color="#ffff00" loext:char-shading-value="0"/>
    </style:style>
    <style:style style:name="T11" style:family="text">
      <style:text-properties officeooo:rsid="002173c2"/>
    </style:style>
    <style:style style:name="T12" style:family="text">
      <style:text-properties officeooo:rsid="0022aad4"/>
    </style:style>
    <style:style style:name="T13" style:family="text">
      <style:text-properties officeooo:rsid="00248a0b"/>
    </style:style>
    <style:style style:name="T14" style:family="text">
      <style:text-properties officeooo:rsid="00258b36"/>
    </style:style>
    <style:style style:name="T15" style:family="text">
      <style:text-properties fo:font-style="italic" style:font-style-asian="italic" style:font-style-complex="italic"/>
    </style:style>
    <style:style style:name="T16" style:family="text">
      <style:text-properties officeooo:rsid="002677a5"/>
    </style:style>
    <style:style style:name="T17" style:family="text">
      <style:text-properties officeooo:rsid="00273828"/>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bold" officeooo:rsid="002c514a" style:font-size-asian="14pt" style:font-weight-asian="bold" style:font-size-complex="14pt" style:font-weight-complex="bold"/>
    </style:style>
    <style:style style:name="T20" style:family="text">
      <style:text-properties fo:font-size="14pt" fo:font-weight="bold" officeooo:rsid="0030d806" style:font-size-asian="14pt" style:font-weight-asian="bold" style:font-size-complex="14pt" style:font-weight-complex="bold"/>
    </style:style>
    <style:style style:name="T21" style:family="text">
      <style:text-properties fo:font-size="14pt" fo:font-weight="bold" officeooo:rsid="0034d486" style:font-size-asian="14pt" style:font-weight-asian="bold" style:font-size-complex="14pt" style:font-weight-complex="bold"/>
    </style:style>
    <style:style style:name="T22" style:family="text">
      <style:text-properties fo:font-size="14pt" fo:font-weight="bold" officeooo:rsid="0038beb2" style:font-size-asian="14pt" style:font-weight-asian="bold" style:font-size-complex="14pt" style:font-weight-complex="bold"/>
    </style:style>
    <style:style style:name="T23" style:family="text">
      <style:text-properties fo:font-size="14pt" fo:font-weight="bold" officeooo:rsid="00350ece" fo:background-color="transparent" loext:char-shading-value="0" style:font-size-asian="14pt" style:font-weight-asian="bold" style:font-size-complex="14pt" style:font-weight-complex="bold"/>
    </style:style>
    <style:style style:name="T24" style:family="text">
      <style:text-properties fo:font-size="14pt" fo:font-weight="bold" officeooo:rsid="0038beb2" fo:background-color="transparent" loext:char-shading-value="0" style:font-size-asian="14pt" style:font-weight-asian="bold" style:font-size-complex="14pt" style:font-weight-complex="bold"/>
    </style:style>
    <style:style style:name="T25" style:family="text">
      <style:text-properties officeooo:rsid="002ad347"/>
    </style:style>
    <style:style style:name="T26" style:family="text">
      <style:text-properties officeooo:rsid="002ad347" fo:background-color="#ff8000" loext:char-shading-value="0"/>
    </style:style>
    <style:style style:name="T27" style:family="text">
      <style:text-properties fo:background-color="#ff8000" loext:char-shading-value="0"/>
    </style:style>
    <style:style style:name="T28" style:family="text">
      <style:text-properties officeooo:rsid="0030d806" fo:background-color="#ff8000" loext:char-shading-value="0"/>
    </style:style>
    <style:style style:name="T29" style:family="text">
      <style:text-properties officeooo:rsid="00273828" fo:background-color="#ff8000" loext:char-shading-value="0"/>
    </style:style>
    <style:style style:name="T30" style:family="text">
      <style:text-properties officeooo:rsid="00350ece" fo:background-color="#ff8000" loext:char-shading-value="0"/>
    </style:style>
    <style:style style:name="T31" style:family="text">
      <style:text-properties officeooo:rsid="002c514a"/>
    </style:style>
    <style:style style:name="T32" style:family="text">
      <style:text-properties fo:background-color="transparent" loext:char-shading-value="0"/>
    </style:style>
    <style:style style:name="T33" style:family="text">
      <style:text-properties officeooo:rsid="002ad347" fo:background-color="transparent" loext:char-shading-value="0"/>
    </style:style>
    <style:style style:name="T34" style:family="text">
      <style:text-properties officeooo:rsid="002f256f" fo:background-color="transparent" loext:char-shading-value="0"/>
    </style:style>
    <style:style style:name="T35" style:family="text">
      <style:text-properties officeooo:rsid="00273828" fo:background-color="transparent" loext:char-shading-value="0"/>
    </style:style>
    <style:style style:name="T36" style:family="text">
      <style:text-properties officeooo:rsid="0034d486" fo:background-color="transparent" loext:char-shading-value="0"/>
    </style:style>
    <style:style style:name="T37" style:family="text">
      <style:text-properties officeooo:rsid="0032a666" fo:background-color="transparent" loext:char-shading-value="0"/>
    </style:style>
    <style:style style:name="T38" style:family="text">
      <style:text-properties officeooo:rsid="00350ece" fo:background-color="transparent" loext:char-shading-value="0"/>
    </style:style>
    <style:style style:name="T39" style:family="text">
      <style:text-properties officeooo:rsid="0035da75" fo:background-color="transparent" loext:char-shading-value="0"/>
    </style:style>
    <style:style style:name="T40" style:family="text">
      <style:text-properties officeooo:rsid="0030d806"/>
    </style:style>
    <style:style style:name="T41" style:family="text">
      <style:text-properties officeooo:rsid="0032a666"/>
    </style:style>
    <style:style style:name="T42" style:family="text">
      <style:text-properties officeooo:rsid="0034d486"/>
    </style:style>
    <style:style style:name="T43" style:family="text">
      <style:text-properties officeooo:rsid="0038beb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jQ</text:span><text:span text:style-name="T1">uery </text:span><text:span text:style-name="T2">(JS Library)</text:span> </text:p>
      <text:p text:style-name="P2">Introduction</text:p>
      <text:list xml:id="list2087580993" text:style-name="L1">
        <text:list-item>
          <text:p text:style-name="P3">jQuery is a js library that eliminate the lengthy code of the utilizing the “querySelector” keywords and many more keywords in js</text:p>
          <text:list>
            <text:list-item>
              <text:p text:style-name="P3"><text:span text:style-name="T4">Document</text:span>.<text:span text:style-name="T4">querySelector</text:span>(“h1”) is the same as <text:span text:style-name="T4">query</text:span>(“h1”) or <text:span text:style-name="T4">$</text:span>(“h1”)</text:p>
            </text:list-item>
          </text:list>
        </text:list-item>
        <text:list-item>
          <text:p text:style-name="P4"><text:span text:style-name="T11">To utilize jQuery you may download the source code like bootstrap or utilize </text:span><text:span text:style-name="T14">a CDN </text:span><text:span text:style-name="T17">like bootstrap </text:span><text:span text:style-name="T14">(e.g., a google’s </text:span><text:span text:style-name="T11">CDN, </text:span><text:span text:style-name="T14">hosted by google’s servers and many users might already have it, because they could have vised a web page before visiting your web page that already has it. So they wont be needing to download it again.). </text:span></text:p>
          <text:list>
            <text:list-item>
              <text:p text:style-name="P4"><text:span text:style-name="T11">CDN stands for Content Delivery Network. </text:span></text:p>
              <text:list>
                <text:list-item>
                  <text:p text:style-name="P4"><text:span text:style-name="T11">It is a geographically distributed servers that work together to provide a fast delivery of internet content, safer access to data. </text:span><text:span text:style-name="T12">Instead of requesting the bootstrap data each time from the CSS main </text:span></text:p>
                </text:list-item>
                <text:list-item>
                  <text:p text:style-name="P4"><text:span text:style-name="T12"><text:s/>CDN allows users to request the information from a closer (in distance) server </text:span><text:span text:style-name="T14">(i.e., proxy server)</text:span><text:span text:style-name="T12"> which has the same exact information and will make the access of information easier and faster. </text:span><text:span text:style-name="T13">If everyone in the world requests the information from the CSS main server it will increase the load time. Therefore, each region has its own proxy server with the same exact information as the CSS main server. AWS. Utilizes CDN as well and it has many servers over the internet.</text:span></text:p>
                </text:list-item>
                <text:list-item>
                  <text:p text:style-name="P4"><text:span text:style-name="T14">Additionally, if a user uses the same CDN as you they wont need to fetch that information from the proxy server when they access your site. They will already have it. </text:span><text:span text:style-name="T13"><text:s/></text:span></text:p>
                </text:list-item>
              </text:list>
            </text:list-item>
            <text:list-item>
              <text:p text:style-name="P4"><text:span text:style-name="T14">From the jQuery site: </text:span>“<text:span text:style-name="T15">CDNs can offer a performance benefit by hosting jQuery on servers spread across the globe. This also offers an advantage that if the visitor to your webpage has already downloaded a copy of jQuery from the same CDN, it won't have to be re-downloaded.</text:span>”</text:p>
            </text:list-item>
          </text:list>
        </text:list-item>
        <text:list-item>
          <text:p text:style-name="P4"><text:span text:style-name="T12">CDN is not the same as caching. </text:span></text:p>
          <text:list>
            <text:list-item>
              <text:p text:style-name="P4"><text:span text:style-name="T13">Caching is the process of saving a site version from the main servers or the proxy servers on your own server for a period of time before going back and getting an update. Therefore, when you request the site you will get the cached version which is much easier to access. The cached version saves a frequently visited sites information on your computer (in the cookies) so when you visit it again you wont need a long time to load it (only if the content has not changed, if an update has happened a new non-cached version is requested from the main server) </text:span></text:p>
            </text:list-item>
          </text:list>
        </text:list-item>
        <text:list-item>
          <text:p text:style-name="P14">Google CDN link as of Aug 15, 2022:</text:p>
          <text:list>
            <text:list-item>
              <text:p text:style-name="P14">&lt;script src="<text:a xlink:type="simple" xlink:href="https://ajax.googleapis.com/ajax/libs/jquery/3.6.0/jquery.min.js" text:style-name="Internet_20_link" text:visited-style-name="Visited_20_Internet_20_Link">https://ajax.googleapis.com/ajax/libs/jquery/3.6.0/jquery.min.js</text:a>"&gt;&lt;/script&gt;</text:p>
            </text:list-item>
            <text:list-item>
              <text:p text:style-name="P5"><text:span text:style-name="T16">If </text:span><text:span text:style-name="T17">you click</text:span><text:span text:style-name="T16"> on the src link above. The mini</text:span><text:span text:style-name="T17">fied</text:span><text:span text:style-name="T16"> version of t</text:span><text:span text:style-name="T17">he code</text:span><text:span text:style-name="T16"> will be </text:span><text:span text:style-name="T17">viewed</text:span><text:span text:style-name="T16">. You can minif</text:span><text:span text:style-name="T17">y</text:span><text:span text:style-name="T16"> your code using various sites. </text:span></text:p>
            </text:list-item>
          </text:list>
        </text:list-item>
        <text:list-item>
          <text:p text:style-name="P15">Location of the jQuery CDN link must either be in the html body tags above the js link or outside the body tags. If outside the body tags the .ready() method must be used to ensure that once the page has been loaded the index.js page will execute. </text:p>
        </text:list-item>
      </text:list>
      <text:p text:style-name="P9"/>
      <text:p text:style-name="P16"><text:span text:style-name="T18">Code Minified </text:span></text:p>
      <text:list xml:id="list225318279374306" text:continue-numbering="true" text:style-name="L1">
        <text:list-item>
          <text:p text:style-name="P13">Google CDN link as of Aug 15, 2022:</text:p>
          <text:list>
            <text:list-item>
              <text:p text:style-name="P13">&lt;script src="<text:a xlink:type="simple" xlink:href="https://ajax.googleapis.com/ajax/libs/jquery/3.6.0/jquery.min.js" text:style-name="Internet_20_link" text:visited-style-name="Visited_20_Internet_20_Link">https://ajax.googleapis.com/ajax/libs/jquery/3.6.0/jquery.min.js</text:a>"&gt;&lt;/script&gt;</text:p>
            </text:list-item>
            <text:list-item>
              <text:p text:style-name="P5"><text:span text:style-name="T16">If </text:span><text:span text:style-name="T17">you click</text:span><text:span text:style-name="T16"> on the src link above. The mini</text:span><text:span text:style-name="T17">fied</text:span><text:span text:style-name="T16"> version of t</text:span><text:span text:style-name="T17">he code</text:span><text:span text:style-name="T16"> will be </text:span><text:span text:style-name="T17">viewed</text:span><text:span text:style-name="T16">. You can minif</text:span><text:span text:style-name="T17">y</text:span><text:span text:style-name="T16"> your code using various sites. </text:span></text:p>
            </text:list-item>
          </text:list>
        </text:list-item>
      </text:list>
      <text:p text:style-name="P10"/>
      <text:p text:style-name="P10"/>
      <text:p text:style-name="P16"><text:soft-page-break/><text:span text:style-name="T18">Selecting Elements with jQuery</text:span></text:p>
      <text:list xml:id="list225317677304640" text:continue-numbering="true" text:style-name="L1">
        <text:list-item>
          <text:p text:style-name="P17">Selecting elements with jQuery </text:p>
        </text:list-item>
        <text:list-item>
          <text:p text:style-name="P17"><text:span text:style-name="T4">$</text:span><text:span text:style-name="T27">("h1")</text:span> <text:span text:style-name="T25">is the same as </text:span><text:span text:style-name="T5">document</text:span><text:span text:style-name="T25">.</text:span><text:span text:style-name="T5">querySelector</text:span><text:span text:style-name="T26">("h1")</text:span><text:span text:style-name="T25"> or </text:span><text:span text:style-name="T5">document</text:span><text:span text:style-name="T25">.</text:span><text:span text:style-name="T5">querySelectorAll</text:span><text:span text:style-name="T26">("h1")</text:span></text:p>
          <text:list>
            <text:list-item>
              <text:p text:style-name="P23">In jQuery it does not matter if you select a single element or all but in the DOM <text:span text:style-name="T4">document</text:span>.<text:span text:style-name="T4">querySelector</text:span><text:span text:style-name="T27">("h1")</text:span> <text:s/>will only select the first <text:span text:style-name="T27">“h1”</text:span></text:p>
            </text:list-item>
          </text:list>
        </text:list-item>
      </text:list>
      <text:p text:style-name="P20"><text:span text:style-name="T18"/></text:p>
      <text:p text:style-name="P20"><text:span text:style-name="T19">Adding or Removing a CSS class using jQuery in JS</text:span></text:p>
      <text:list xml:id="list225318337204740" text:continue-numbering="true" text:style-name="L1">
        <text:list-item>
          <text:p text:style-name="P18">It's important to note that this method does not replace a class <text:span text:style-name="T31">i</text:span>t simply adds the class, appending it to any which may already be assigned to the elements. <text:span text:style-name="T31">In the lines of code below. The class “paragraph” is being added in the first line and then removed from the element p in the second. These are just examples and the code must be written in the .js file </text:span><text:s/></text:p>
          <text:list>
            <text:list-item>
              <text:p text:style-name="P18"><text:span text:style-name="T4">$</text:span><text:span text:style-name="T27">("p")</text:span>.<text:span text:style-name="T4">addClass</text:span><text:span text:style-name="T27">("praragraph2")</text:span>;</text:p>
            </text:list-item>
            <text:list-item>
              <text:p text:style-name="P18"><text:span text:style-name="T4">$</text:span><text:span text:style-name="T27">("p")</text:span>.<text:span text:style-name="T6">RemoveC</text:span><text:span text:style-name="T4">lass</text:span><text:span text:style-name="T27">("praragraph2")</text:span>;</text:p>
            </text:list-item>
          </text:list>
        </text:list-item>
        <text:list-item>
          <text:p text:style-name="P31"><text:span text:style-name="T33">T</text:span><text:span text:style-name="T32">o figure out an element has a specific class or not we will need to use the </text:span><text:span text:style-name="T4">.has Class </text:span><text:span text:style-name="T32">method in the console of the browser. </text:span><text:span text:style-name="T34">This will return a boolean</text:span></text:p>
          <text:list>
            <text:list-item>
              <text:p text:style-name="P19"><text:span text:style-name="T4">$</text:span><text:span text:style-name="T27">("p")</text:span><text:span text:style-name="T7">.hasClass</text:span><text:span text:style-name="T27">("praragraph2")</text:span><text:span text:style-name="T32">; </text:span></text:p>
            </text:list-item>
          </text:list>
        </text:list-item>
      </text:list>
      <text:p text:style-name="P21"><text:span text:style-name="T27"/></text:p>
      <text:p text:style-name="P22"><text:span text:style-name="T20">Editing the Text of an element using </text:span><text:span text:style-name="T19">jQuery in JS</text:span></text:p>
      <text:list xml:id="list225318859108573" text:continue-numbering="true" text:style-name="L1">
        <text:list-item>
          <text:p text:style-name="P24"><text:span text:style-name="T42">T</text:span><text:span text:style-name="T41">o edit the text of an element </text:span><text:span text:style-name="T40">you may use the .text() function and calling that element’s ID or class</text:span></text:p>
          <text:list>
            <text:list-item>
              <text:p text:style-name="P6"><text:span text:style-name="T8">$</text:span><text:span text:style-name="T29">("</text:span><text:span text:style-name="T28">#</text:span><text:span text:style-name="T29">praragraph1")</text:span><text:span text:style-name="T8">.</text:span><text:span text:style-name="T9">text(</text:span><text:span text:style-name="T28">“hi”</text:span><text:span text:style-name="T9">)</text:span><text:span text:style-name="T35">; </text:span></text:p>
            </text:list-item>
          </text:list>
        </text:list-item>
        <text:list-item>
          <text:p text:style-name="P32"><text:span text:style-name="T35">T</text:span><text:span text:style-name="T32">o edit the text of an element &amp; edit the html settings of its content we can use the .html() function. We can refer to the element by its Class or ID </text:span></text:p>
          <text:list>
            <text:list-item>
              <text:p text:style-name="P32"><text:span text:style-name="T4">$</text:span><text:span text:style-name="T27">(".myClass")</text:span><text:span text:style-name="T4">.html(</text:span><text:span text:style-name="T27">"&lt;em&gt;hello click me&lt;/em&gt;"</text:span><text:span text:style-name="T4">)</text:span><text:span text:style-name="T35">; </text:span></text:p>
            </text:list-item>
            <text:list-item>
              <text:p text:style-name="P32"><text:span text:style-name="T32"><text:s/></text:span></text:p>
            </text:list-item>
          </text:list>
        </text:list-item>
      </text:list>
      <text:p text:style-name="P33"><text:span text:style-name="T32"/></text:p>
      <text:p text:style-name="P11"><text:span text:style-name="T20">Editing </text:span><text:span text:style-name="T21">Attributes</text:span><text:span text:style-name="T20"> </text:span><text:span text:style-name="T19">jQuery in JS</text:span></text:p>
      <text:list xml:id="list225318054667642" text:continue-numbering="true" text:style-name="L1">
        <text:list-item>
          <text:p text:style-name="P25"><text:span text:style-name="T42">Attributes are additional information associated with the html elements for example: </text:span></text:p>
          <text:list>
            <text:list-item>
              <text:p text:style-name="P27">The href in the &lt;a&gt; tag </text:p>
            </text:list-item>
            <text:list-item>
              <text:p text:style-name="P27">The src, width, height, alt in the &lt;img&gt; tag</text:p>
            </text:list-item>
          </text:list>
        </text:list-item>
        <text:list-item>
          <text:p text:style-name="P34"><text:span text:style-name="T36">T</text:span><text:span text:style-name="T32">o get an attribute using jQuery, you need a single input while using the .attr() function. The below example is getting the source or src of the first image in the page. </text:span></text:p>
          <text:list>
            <text:list-item>
              <text:p text:style-name="P34"><text:span text:style-name="T4">$</text:span><text:span text:style-name="T27">("img")</text:span><text:span text:style-name="T4">.attr(</text:span><text:span text:style-name="T27">"src"</text:span><text:span text:style-name="T4">)</text:span><text:span text:style-name="T32">;</text:span></text:p>
            </text:list-item>
          </text:list>
        </text:list-item>
        <text:list-item>
          <text:p text:style-name="P7"><text:span text:style-name="T36">T</text:span><text:span text:style-name="T38">o get an attribute using jQuery, you need a single input while using the .attr() function. The below example is getting the source or src of the an image in the page based on the image’s ID. </text:span></text:p>
          <text:list>
            <text:list-item>
              <text:p text:style-name="P34"><text:span text:style-name="T4">$</text:span><text:span text:style-name="T27">("#piano")</text:span><text:span text:style-name="T4">.attr(</text:span><text:span text:style-name="T27">"src"</text:span><text:span text:style-name="T4">)</text:span><text:span text:style-name="T32">;</text:span></text:p>
            </text:list-item>
            <text:list-item>
              <text:p text:style-name="P34"><text:span text:style-name="T4">document</text:span><text:span text:style-name="T32">.</text:span><text:span text:style-name="T4">getElementById</text:span><text:span text:style-name="T32">("piano").</text:span><text:span text:style-name="T27">src</text:span><text:span text:style-name="T32">;</text:span></text:p>
            </text:list-item>
          </text:list>
        </text:list-item>
        <text:list-item>
          <text:p text:style-name="P7"><text:span text:style-name="T36">T</text:span><text:span text:style-name="T37">o edit the </text:span><text:span text:style-name="T36">an attribute using jQuery</text:span><text:span text:style-name="T38">, you need a two inputs while using the .attr() function. The example below edits the </text:span><text:span text:style-name="T39">all</text:span><text:span text:style-name="T38"> image </text:span></text:p>
          <text:list>
            <text:list-item>
              <text:p text:style-name="P7"><text:span text:style-name="T10">$</text:span><text:span text:style-name="T30">("img")</text:span><text:span text:style-name="T10">.attr(</text:span><text:span text:style-name="T30">"src", "violin.jpg"</text:span><text:span text:style-name="T10">)</text:span><text:span text:style-name="T38">;</text:span></text:p>
            </text:list-item>
          </text:list>
        </text:list-item>
        <text:list-item>
          <text:p text:style-name="P7"><text:span text:style-name="T36">T</text:span><text:span text:style-name="T37">o edit the </text:span><text:span text:style-name="T36">an attribute using jQuery</text:span><text:span text:style-name="T38">, you need a two inputs while using the .attr() function. The example below edits an image based on its ID</text:span></text:p>
          <text:list>
            <text:list-item>
              <text:p text:style-name="P7"><text:span text:style-name="T10">$</text:span><text:span text:style-name="T30">("#musicalInstrument")</text:span><text:span text:style-name="T10">.attr(</text:span><text:span text:style-name="T30">"src", "violin.jpg"</text:span><text:span text:style-name="T10">)</text:span><text:span text:style-name="T38">;</text:span></text:p>
            </text:list-item>
            <text:list-item>
              <text:p text:style-name="P8"><text:span text:style-name="T10">document</text:span><text:span text:style-name="T38">.</text:span><text:span text:style-name="T10">getElementById</text:span><text:span text:style-name="T38">("</text:span><text:span text:style-name="T30">musicalInstrument</text:span><text:span text:style-name="T38">").</text:span><text:span text:style-name="T30">src</text:span><text:span text:style-name="T38"> = "</text:span><text:span text:style-name="T30">violin .jpg</text:span><text:span text:style-name="T38">";</text:span></text:p>
            </text:list-item>
          </text:list>
        </text:list-item>
      </text:list>
      <text:p text:style-name="P12"><text:span text:style-name="T23"/></text:p>
      <text:p text:style-name="P12"><text:span text:style-name="T24">addEventListener in </text:span><text:span text:style-name="T19">jQuery </text:span><text:span text:style-name="T22">of</text:span><text:span text:style-name="T19"> JS</text:span></text:p>
      <text:list xml:id="list225318580967207" text:continue-numbering="true" text:style-name="L1">
        <text:list-item>
          <text:p text:style-name="P26"><text:span text:style-name="T43">The keyword “addEventListener” does not need to be added to the jQuery request of it: </text:span></text:p>
        </text:list-item>
        <text:list-item>
          <text:p text:style-name="P26"><text:span text:style-name="T43">Generally in the vanilla JS we type the following: </text:span></text:p>
          <text:list>
            <text:list-item>
              <text:p text:style-name="P26"><text:soft-page-break/><text:span text:style-name="T3">document</text:span>.<text:span text:style-name="T3">getElementById</text:span>("myClass").<text:span text:style-name="T3">addEventListener</text:span>("click",function(){alert("hi")});</text:p>
            </text:list-item>
          </text:list>
        </text:list-item>
        <text:list-item>
          <text:p text:style-name="P29">In jQuery we would type the following: </text:p>
          <text:list>
            <text:list-item>
              <text:p text:style-name="P29"><text:span text:style-name="T3">$</text:span>("#myClass").<text:span text:style-name="T3">click</text:span>(function(){alert("hi")});</text:p>
              <text:list>
                <text:list-item>
                  <text:p text:style-name="P30"># refers to a class</text:p>
                </text:list-item>
              </text:list>
            </text:list-item>
          </text:list>
          <text:p text:style-name="P28"><text:span text:style-name="T38"/></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4T22:24:04.227626907</meta:creation-date>
    <dc:date>2022-08-17T22:53:16.108472229</dc:date>
    <meta:editing-duration>PT1H23M29S</meta:editing-duration>
    <meta:editing-cycles>8</meta:editing-cycles>
    <meta:generator>LibreOffice/6.4.7.2$Linux_X86_64 LibreOffice_project/40$Build-2</meta:generator>
    <meta:document-statistic meta:table-count="0" meta:image-count="0" meta:object-count="0" meta:page-count="3" meta:paragraph-count="58" meta:word-count="997" meta:character-count="5866" meta:non-whitespace-character-count="4945"/>
  </office:meta>
</office:document-meta>
</file>